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egrit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3c422" officeooo:paragraph-rsid="0013c422"/>
    </style:style>
    <style:style style:name="P2" style:family="paragraph" style:parent-style-name="Standard">
      <style:text-properties officeooo:rsid="0013c422" officeooo:paragraph-rsid="0013c422"/>
    </style:style>
    <style:style style:name="P3" style:family="paragraph" style:parent-style-name="Header">
      <loext:graphic-properties draw:fill="solid" draw:fill-color="#eeeeee" draw:opacity="100%"/>
      <style:paragraph-properties fo:background-color="#eeeeee" style:writing-mode="page"/>
      <style:text-properties officeooo:rsid="00157271" officeooo:paragraph-rsid="00157271"/>
    </style:style>
    <style:style style:name="T1" style:family="text">
      <style:text-properties officeooo:rsid="0015727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ADONIS</text:h>
      <text:p text:style-name="P1">Adolescente de maravillosa belleza que fue amado por Afrodita. Muerto por un jabalí, la diosa convirtió su sangre en flores. Al ver la desolación de ella, Júpiter concedió a Adonis el privilegio de permanecer cada año seis meses sobre la Tierra. El mito es de origen semita y alude a los ciclos de la muerte y renacimiento de las fuerzas de la naturaleza.</text:p>
      <text:h text:style-name="Heading_20_1" text:outline-level="1">AFRODITA</text:h>
      <text:p text:style-name="P1">Diosa resplandeciente de la belleza, encarnación del amor carnal y la más popular de todas las divinidades de la mitología griega. Según Homero, fue hija de Zeus y de Dione mientras que para Hesíodo la diosa nació en el mar, cuando Cronos mutiló a su padre Urano.</text:p>
      <text:p text:style-name="P1">Los despojos de la virilidad de este último flotaron largo tiempo sobre las aguas produciendo una espuma de la cual nació una virgen: Afrodita Anadiomena. De la espuma, pues, brotó una doncella que llegó primero a la isla Vitera y luego a Chipre rodeada de olas; allí saltó a tierra la veneranda y bella diosa y bajo sus menudos pies florecía la mullida hierba.</text:p>
      <text:h text:style-name="Heading_20_1" text:outline-level="1">AGÓN</text:h>
      <text:p text:style-name="P1">Personificación simbólica de las luchas atléticas y de los concursos de todo género. Era representado de diversas formas, pero una de las más conocidas se refería a un joven dios atleta desnudo, con un gallo en las manos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egrit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loext:contextual-spacing="false" style:page-number="auto" fo:break-before="page" fo:padding="0.049cm" fo:border-left="none" fo:border-right="none" fo:border-top="none" fo:border-bottom="1.5pt solid #b2b2b2" style:shadow="none" style:writing-mode="page"/>
      <style:text-properties fo:color="#0000ff" fo:font-size="130%" fo:font-weight="bold" style:font-size-asian="130%" style:font-weight-asian="bold" style:font-size-complex="130%" style:font-weight-complex="bold"/>
    </style:style>
    <style:style style:name="Header" style:family="paragraph" style:parent-style-name="Standard" style:class="extra">
      <loext:graphic-properties draw:fill="solid" draw:fill-color="#eeeeee"/>
      <style:paragraph-properties fo:background-color="#eeeeee" style:shadow="none" text:number-lines="false" text:line-number="0" style:writing-mode="page">
        <style:tab-stops>
          <style:tab-stop style:position="8.5cm" style:type="center"/>
          <style:tab-stop style:position="17cm" style:type="right"/>
        </style:tab-stops>
      </style:paragraph-properties>
      <style:text-properties style:font-name="Liberation Sans1" fo:font-family="'Liberation Sans'" style:font-style-name="Negrita" style:font-family-generic="swiss" style:font-pitch="variable" fo:font-size="14pt" fo:font-weight="bold" style:font-size-asian="10.5pt"/>
    </style:style>
    <style:style style:name="Footer" style:family="paragraph" style:parent-style-name="Standard" style:class="extra">
      <loext:graphic-properties draw:fill="solid" draw:fill-color="#eeeeee"/>
      <style:paragraph-properties fo:background-color="#eeeeee" text:number-lines="false" text:line-number="0" style:writing-mode="page">
        <style:tab-stops>
          <style:tab-stop style:position="8.5cm" style:type="center"/>
          <style:tab-stop style:position="17cm" style:type="right"/>
        </style:tab-stops>
      </style:paragraph-properties>
      <style:text-properties style:font-name="Liberation Sans1" fo:font-family="'Liberation Sans'" style:font-style-name="Negrita" style:font-family-generic="swiss" style:font-pitch="variable" fo:font-weight="bold" style:font-size-asian="10.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loext:graphic-properties draw:fill="solid" draw:fill-color="#eeeeee" draw:opacity="100%"/>
      <style:paragraph-properties fo:background-color="#eeeeee" style:writing-mode="page"/>
      <style:text-properties officeooo:rsid="00157271" officeooo:paragraph-rsid="00157271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MP1">Diccionario Mitológico Griego</text:p>
      </style:header>
      <style:footer>
        <text:p text:style-name="Footer"><text:tab/>Página <text:page-number text:select-page="current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25T18:16:07.812000000</meta:creation-date>
    <dc:date>2017-09-22T07:37:44.663326882</dc:date>
    <meta:editing-duration>PT8M16S</meta:editing-duration>
    <meta:editing-cycles>2</meta:editing-cycles>
    <meta:generator>LibreOffice/5.3.1.2$Linux_X86_64 LibreOffice_project/30m0$Build-2</meta:generator>
    <meta:document-statistic meta:table-count="0" meta:image-count="0" meta:object-count="0" meta:page-count="3" meta:paragraph-count="9" meta:word-count="220" meta:character-count="1256" meta:non-whitespace-character-count="1044"/>
  </office:meta>
</office:document-meta>
</file>